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TRANSFERENCIA" style:display-name="TABLA_TRANSFERENCIA" style:family="table">
      <style:table-properties style:width="10.1181in" fo:margin-left="0in" fo:margin-right="0in" table:align="margins"/>
    </style:style>
    <style:style style:name="TABLA_5f_TRANSFERENCIA.A" style:display-name="TABLA_TRANSFERENCIA.A" style:family="table-column">
      <style:table-column-properties style:column-width="2.1597in" style:rel-column-width="13987*"/>
    </style:style>
    <style:style style:name="TABLA_5f_TRANSFERENCIA.B" style:display-name="TABLA_TRANSFERENCIA.B" style:family="table-column">
      <style:table-column-properties style:column-width="2.2896in" style:rel-column-width="14829*"/>
    </style:style>
    <style:style style:name="TABLA_5f_TRANSFERENCIA.C" style:display-name="TABLA_TRANSFERENCIA.C" style:family="table-column">
      <style:table-column-properties style:column-width="2.8347in" style:rel-column-width="18359*"/>
    </style:style>
    <style:style style:name="TABLA_5f_TRANSFERENCIA.D" style:display-name="TABLA_TRANSFERENCIA.D" style:family="table-column">
      <style:table-column-properties style:column-width="2.8347in" style:rel-column-width="18360*"/>
    </style:style>
    <style:style style:name="TABLA_5f_TRANSFERENCIA.1" style:display-name="TABLA_TRANSFERENCIA.1" style:family="table-row">
      <style:table-row-properties fo:keep-together="auto"/>
    </style:style>
    <style:style style:name="TABLA_5f_TRANSFERENCIA.A1" style:display-name="TABLA_TRANSFERENCIA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TRANSFERENCIA.D1" style:display-name="TABLA_TRANSFERENCIA.D1" style:family="table-cell">
      <style:table-cell-properties fo:background-color="#dddddd" fo:padding="0.0382in" fo:border="0.05pt solid #000000">
        <style:background-image/>
      </style:table-cell-properties>
    </style:style>
    <style:style style:name="TABLA_5f_TRANSFERENCIA.2" style:display-name="TABLA_TRANSFERENCIA.2" style:family="table-row">
      <style:table-row-properties style:min-row-height="0.425in" fo:keep-together="auto"/>
    </style:style>
    <style:style style:name="TABLA_5f_TRANSFERENCIA.A2" style:display-name="TABLA_TRANSFERENCIA.A2" style:family="table-cell">
      <style:table-cell-properties fo:padding="0.0382in" fo:border-left="0.05pt solid #000000" fo:border-right="none" fo:border-top="none" fo:border-bottom="0.05pt solid #000000"/>
    </style:style>
    <style:style style:name="TABLA_5f_TRANSFERENCIA.B2" style:display-name="TABLA_TRANSFERENCIA.B2" style:family="table-cell">
      <style:table-cell-properties fo:padding="0.0382in" fo:border-left="0.05pt solid #000000" fo:border-right="none" fo:border-top="none" fo:border-bottom="0.05pt solid #000000"/>
    </style:style>
    <style:style style:name="TABLA_5f_TRANSFERENCIA.C2" style:display-name="TABLA_TRANSFERENCIA.C2" style:family="table-cell">
      <style:table-cell-properties fo:padding="0.0382in" fo:border-left="0.05pt solid #000000" fo:border-right="none" fo:border-top="none" fo:border-bottom="0.05pt solid #000000"/>
    </style:style>
    <style:style style:name="TABLA_5f_TRANSFERENCIA.D2" style:display-name="TABLA_TRANSFERENCIA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officeooo:rsid="003f5f6d" officeooo:paragraph-rsid="003f629b" style:font-name-asian="Arial" style:font-size-asian="10pt" style:font-name-complex="Arial" style:font-size-complex="10pt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1eb3f2" officeooo:paragraph-rsid="00392c47" style:font-name-asian="Arial" style:font-size-asian="11pt" style:font-name-complex="Arial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Arial" fo:font-size="11pt" officeooo:rsid="0026a290" officeooo:paragraph-rsid="0026a290" style:font-name-asian="Arial" style:font-size-asian="11pt" style:font-name-complex="Arial" style:font-size-complex="11pt"/>
    </style:style>
    <style:style style:name="P8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1eb3f2" style:font-size-asian="11pt" style:font-size-complex="11pt"/>
    </style:style>
    <style:style style:name="P9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1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2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78d65" officeooo:paragraph-rsid="00278d65" style:font-name-asian="Arial" style:font-size-asian="15pt" style:font-weight-asian="bold" style:font-name-complex="Arial" style:font-size-complex="15pt" style:font-weight-complex="bold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30b2b2" officeooo:paragraph-rsid="0030b2b2" style:font-name-asian="Arial" style:font-size-asian="11pt" style:font-name-complex="Arial" style:font-size-complex="11pt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24d0d4" officeooo:paragraph-rsid="0024d0d4" style:font-name-asian="Arial" style:font-size-asian="11pt" style:font-weight-asian="bold" style:font-name-complex="Arial" style:font-size-complex="11pt" style:font-weight-complex="bold"/>
    </style:style>
    <style:style style:name="P16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17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30b2b2" officeooo:paragraph-rsid="0030b2b2" style:font-name-asian="Arial" style:font-size-asian="11pt" style:font-weight-asian="bold" style:font-name-complex="Arial" style:font-size-complex="11pt" style:font-weight-complex="bold"/>
    </style:style>
    <style:style style:name="P18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9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paragraph-rsid="001eb3f2" style:font-size-asian="11pt" style:font-size-complex="11pt"/>
    </style:style>
    <style:style style:name="P20" style:family="paragraph" style:parent-style-name="Standard">
      <style:paragraph-properties fo:text-align="start" style:justify-single-word="false"/>
      <style:text-properties style:font-name="Arial" fo:font-size="10pt" officeooo:rsid="003f5f6d" officeooo:paragraph-rsid="003f629b" style:font-name-asian="Arial" style:font-size-asian="10pt" style:font-name-complex="Arial" style:font-size-complex="10pt"/>
    </style:style>
    <style:style style:name="P21" style:family="paragraph" style:parent-style-name="Standard">
      <style:paragraph-properties fo:text-align="start" style:justify-single-word="false"/>
      <style:text-properties style:font-name="Arial" fo:font-size="11pt" fo:font-weight="bold" officeooo:rsid="0040b578" officeooo:paragraph-rsid="0040b578" style:font-name-asian="Arial" style:font-size-asian="11pt" style:font-weight-asian="bold" style:font-name-complex="Arial" style:font-size-complex="11pt" style:font-weight-complex="bold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3a1983" style:font-name-asian="Arial" style:font-weight-asian="bold" style:font-name-complex="Arial" style:font-weight-complex="bold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officeooo:rsid="001eb3f2" style:font-name-asian="Arial" style:font-name-complex="Arial"/>
    </style:style>
    <style:style style:name="T5" style:family="text">
      <style:text-properties style:font-name="Arial" officeooo:rsid="003bfb8d" style:font-name-asian="Arial" style:font-name-complex="Arial"/>
    </style:style>
    <style:style style:name="T6" style:family="text">
      <style:text-properties officeooo:rsid="003dba0d"/>
    </style:style>
    <style:style style:name="T7" style:family="text">
      <style:text-properties fo:font-size="11pt" officeooo:rsid="003331a7" style:font-size-asian="11pt" style:font-size-complex="11pt"/>
    </style:style>
    <style:style style:name="T8" style:family="text">
      <style:text-properties fo:font-size="11pt" fo:font-weight="bold" style:font-size-asian="11pt" style:font-weight-asian="bold" style:font-size-complex="11pt" style:font-weight-complex="bold"/>
    </style:style>
    <style:style style:name="T9" style:family="text">
      <style:text-properties fo:font-size="11pt" fo:font-weight="bold" officeooo:rsid="003331a7" style:font-size-asian="11pt" style:font-weight-asian="bold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"/>
      <text:p text:style-name="P2"/>
      <text:p text:style-name="P9"/>
      <text:p text:style-name="P10"/>
      <text:p text:style-name="P11">Teatro Nacional Cervantes</text:p>
      <text:p text:style-name="P12">Comprobante de <text:span text:style-name="T6">transferencia</text:span> nro: 1</text:p>
      <text:p text:style-name="P5"/>
      <text:p text:style-name="P8">
        <text:span text:style-name="T1">Fecha</text:span>
        <text:span text:style-name="T3">: 06/02/2015</text:span>
      </text:p>
      <text:p text:style-name="P19"/>
      <text:p text:style-name="P6"/>
      <table:table table:name="TABLA_TRANSFERENCIA" table:style-name="TABLA_5f_TRANSFERENCIA">
        <table:table-column table:style-name="TABLA_5f_TRANSFERENCIA.A"/>
        <table:table-column table:style-name="TABLA_5f_TRANSFERENCIA.B"/>
        <table:table-column table:style-name="TABLA_5f_TRANSFERENCIA.C"/>
        <table:table-column table:style-name="TABLA_5f_TRANSFERENCIA.D"/>
        <table:table-row table:style-name="TABLA_5f_TRANSFERENCIA.1">
          <table:table-cell table:style-name="TABLA_5f_TRANSFERENCIA.A1" office:value-type="string">
            <text:p text:style-name="P15">Tipo de Bien</text:p>
          </table:table-cell>
          <table:table-cell table:style-name="TABLA_5f_TRANSFERENCIA.A1" office:value-type="string">
            <text:p text:style-name="P15">Detalle</text:p>
          </table:table-cell>
          <table:table-cell table:style-name="TABLA_5f_TRANSFERENCIA.A1" office:value-type="string">
            <text:p text:style-name="P17">Descripción adicional</text:p>
          </table:table-cell>
          <table:table-cell table:style-name="TABLA_5f_TRANSFERENCIA.D1" office:value-type="string">
            <text:p text:style-name="P16">Cantidad</text:p>
          </table:table-cell>
        </table:table-row>
        <table:table-row table:style-name="TABLA_5f_TRANSFERENCIA.2">
          <table:table-cell table:style-name="TABLA_5f_TRANSFERENCIA.A2" office:value-type="string">
            <text:p text:style-name="P13">1111</text:p>
          </table:table-cell>
          <table:table-cell table:style-name="TABLA_5f_TRANSFERENCIA.B2" office:value-type="string">
            <text:p text:style-name="P13">mouse optico</text:p>
          </table:table-cell>
          <table:table-cell table:style-name="TABLA_5f_TRANSFERENCIA.C2" office:value-type="string">
            <text:p text:style-name="P14">Traer desc arbol del bien</text:p>
          </table:table-cell>
          <table:table-cell table:style-name="TABLA_5f_TRANSFERENCIA.D2" office:value-type="string">
            <text:p text:style-name="P13">1000</text:p>
          </table:table-cell>
        </table:table-row>
        <table:table-row table:style-name="TABLA_5f_TRANSFERENCIA.2">
          <table:table-cell table:style-name="TABLA_5f_TRANSFERENCIA.A2" office:value-type="string">
            <text:p text:style-name="P13">2222</text:p>
          </table:table-cell>
          <table:table-cell table:style-name="TABLA_5f_TRANSFERENCIA.B2" office:value-type="string">
            <text:p text:style-name="P13">tijera</text:p>
          </table:table-cell>
          <table:table-cell table:style-name="TABLA_5f_TRANSFERENCIA.C2" office:value-type="string">
            <text:p text:style-name="P14">Traer desc arbol del bien</text:p>
          </table:table-cell>
          <table:table-cell table:style-name="TABLA_5f_TRANSFERENCIA.D2" office:value-type="string">
            <text:p text:style-name="P13">1000</text:p>
          </table:table-cell>
        </table:table-row>
      </table:table>
      <text:p text:style-name="P2"/>
      <text:p text:style-name="P4"/>
      <text:p text:style-name="P21">Area: Sistemas</text:p>
      <text:p text:style-name="P4"/>
      <text:p text:style-name="P4">
        <text:span text:style-name="T8">Deposito destino: piso 3</text:span>
        <text:tab/>
        <text:tab/>
        <text:tab/>
        <text:tab/>
        <text:tab/>
        <text:tab/>
        <text:span text:style-name="T9">Recibe:</text:span>
        <text:span text:style-name="T7"> <text:s text:c="2"/>_____________________________________</text:span>
      </text:p>
      <text:p text:style-name="P3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7661in" svg:height="1.1362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6T17:24:26.565699211</dc:date>
    <meta:generator>LibreOffice/4.2.7.2$Linux_x86 LibreOffice_project/420m0$Build-2</meta:generator>
    <meta:editing-duration>PT20H36M9S</meta:editing-duration>
    <meta:editing-cycles>35</meta:editing-cycles>
    <meta:document-statistic meta:table-count="1" meta:image-count="1" meta:object-count="0" meta:page-count="1" meta:paragraph-count="13" meta:word-count="28" meta:character-count="271" meta:non-whitespace-character-count="249"/>
  </office:meta>
</office:document-meta>
</file>